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D000001A6AA92422F.png" manifest:media-type="image/png"/>
  <manifest:file-entry manifest:full-path="Pictures/1000000100000313000002DE173C7A1E.png" manifest:media-type="image/png"/>
  <manifest:file-entry manifest:full-path="Pictures/1000000100000357000001EBAF076257.png" manifest:media-type="image/png"/>
  <manifest:file-entry manifest:full-path="Pictures/10000001000002FD000002AB04C77490.png" manifest:media-type="image/png"/>
  <manifest:file-entry manifest:full-path="Pictures/100000010000042700000237057CCD0B.png" manifest:media-type="image/png"/>
  <manifest:file-entry manifest:full-path="Pictures/100000010000046E000001BCA63C41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lay" svg:font-family="Pl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OBJEC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OBJEC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OBJEC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OBJEC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OBJEC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OBJEC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OBJECT-title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OBJECT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Play" fo:font-size="44pt" fo:letter-spacing="normal" fo:font-style="normal" style:text-underline-style="none" fo:font-weight="normal" fo:background-color="transparent" style:font-name-asian="Play" style:font-size-asian="44pt" style:font-style-asian="normal" style:font-weight-asian="normal" style:font-name-complex="Play" style:font-size-complex="44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84;p1" presentation:style-name="pr1" draw:text-style-name="P1" draw:layer="layout" svg:width="29.209cm" svg:height="3.681cm" svg:x="2.328cm" svg:y="1.014cm" presentation:class="title" presentation:placeholder="true" presentation:user-transformed="true">
          <draw:text-box/>
        </draw:frame>
        <draw:frame draw:name="Google Shape;85;p1" draw:style-name="gr1" draw:text-style-name="P2" draw:layer="layout" svg:width="33.168cm" svg:height="12.986cm" svg:x="0.699cm" svg:y="4.514cm">
          <draw:image xlink:href="Pictures/100000010000046E000001BCA63C4107.png" xlink:type="simple" xlink:show="embed" xlink:actuate="onLoad" draw:mime-type="image/png">
            <text:p/>
          </draw:image>
        </draw:frame>
        <presentation:notes draw:style-name="dp2">
          <draw:frame draw:name="Google Shape;81;p1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1T11">
        <draw:frame draw:name="Google Shape;90;p2" presentation:style-name="pr3" draw:text-style-name="P1" draw:layer="layout" svg:width="29.209cm" svg:height="3.681cm" svg:x="2.328cm" svg:y="1.014cm" presentation:class="title" presentation:placeholder="true" presentation:user-transformed="true">
          <draw:text-box/>
        </draw:frame>
        <draw:frame draw:name="Google Shape;91;p2" draw:style-name="gr1" draw:text-style-name="P2" draw:layer="layout" svg:width="28.632cm" svg:height="15.272cm" svg:x="2.617cm" svg:y="1.889cm">
          <draw:image xlink:href="Pictures/100000010000042700000237057CCD0B.png" xlink:type="simple" xlink:show="embed" xlink:actuate="onLoad" draw:mime-type="image/png">
            <text:p/>
          </draw:image>
        </draw:frame>
        <presentation:notes draw:style-name="dp2">
          <draw:frame draw:name="Google Shape;87;p2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2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1T11">
        <draw:frame draw:name="Google Shape;96;p3" presentation:style-name="pr5" draw:text-style-name="P1" draw:layer="layout" svg:width="29.209cm" svg:height="3.681cm" svg:x="2.328cm" svg:y="1.014cm" presentation:class="title" presentation:placeholder="true" presentation:user-transformed="true">
          <draw:text-box/>
        </draw:frame>
        <draw:frame draw:name="Google Shape;97;p3" draw:style-name="gr1" draw:text-style-name="P2" draw:layer="layout" svg:width="23.792cm" svg:height="21.242cm" svg:x="4.382cm" svg:y="-0.701cm">
          <draw:image xlink:href="Pictures/10000001000002FD000002AB04C77490.png" xlink:type="simple" xlink:show="embed" xlink:actuate="onLoad" draw:mime-type="image/png">
            <text:p/>
          </draw:image>
        </draw:frame>
        <presentation:notes draw:style-name="dp2">
          <draw:frame draw:name="Google Shape;93;p3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4;p3:notes" draw:style-name="gr2" draw:layer="layout" svg:width="12.7cm" svg:height="9.524cm" svg:x="3.176cm" svg:y="1.905cm" draw:page-number="3" presentation:class="page"/>
        </presentation:notes>
      </draw:page>
      <draw:page draw:name="page4" draw:style-name="dp1" draw:master-page-name="OBJECT" presentation:presentation-page-layout-name="AL1T11">
        <draw:frame draw:name="Google Shape;102;p4" presentation:style-name="pr7" draw:text-style-name="P1" draw:layer="layout" svg:width="29.209cm" svg:height="3.681cm" svg:x="2.328cm" svg:y="1.014cm" presentation:class="title" presentation:placeholder="true" presentation:user-transformed="true">
          <draw:text-box/>
        </draw:frame>
        <draw:frame draw:name="Google Shape;103;p4" draw:style-name="gr1" draw:text-style-name="P2" draw:layer="layout" svg:width="19.459cm" svg:height="18.149cm" svg:x="4.986cm" svg:y="0.328cm">
          <draw:image xlink:href="Pictures/1000000100000313000002DE173C7A1E.png" xlink:type="simple" xlink:show="embed" xlink:actuate="onLoad" draw:mime-type="image/png">
            <text:p/>
          </draw:image>
        </draw:frame>
        <presentation:notes draw:style-name="dp2">
          <draw:frame draw:name="Google Shape;99;p4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4:notes" draw:style-name="gr2" draw:layer="layout" svg:width="12.7cm" svg:height="9.524cm" svg:x="3.176cm" svg:y="1.905cm" draw:page-number="4" presentation:class="page"/>
        </presentation:notes>
      </draw:page>
      <draw:page draw:name="page5" draw:style-name="dp1" draw:master-page-name="OBJECT" presentation:presentation-page-layout-name="AL1T11">
        <draw:frame draw:name="Google Shape;108;p5" presentation:style-name="pr9" draw:text-style-name="P1" draw:layer="layout" svg:width="29.209cm" svg:height="3.681cm" svg:x="2.328cm" svg:y="1.014cm" presentation:class="title" presentation:placeholder="true" presentation:user-transformed="true">
          <draw:text-box/>
        </draw:frame>
        <draw:frame draw:name="Google Shape;109;p5" draw:style-name="gr1" draw:text-style-name="P2" draw:layer="layout" svg:width="38.928cm" svg:height="18.731cm" svg:x="-1.675cm" svg:y="-0.647cm">
          <draw:image xlink:href="Pictures/100000010000036D000001A6AA92422F.png" xlink:type="simple" xlink:show="embed" xlink:actuate="onLoad" draw:mime-type="image/png">
            <text:p/>
          </draw:image>
        </draw:frame>
        <presentation:notes draw:style-name="dp2">
          <draw:frame draw:name="Google Shape;105;p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p5:notes" draw:style-name="gr2" draw:layer="layout" svg:width="12.7cm" svg:height="9.524cm" svg:x="3.176cm" svg:y="1.905cm" draw:page-number="5" presentation:class="page"/>
        </presentation:notes>
      </draw:page>
      <draw:page draw:name="page6" draw:style-name="dp1" draw:master-page-name="OBJECT" presentation:presentation-page-layout-name="AL1T11">
        <draw:frame draw:name="Google Shape;114;p6" presentation:style-name="pr11" draw:text-style-name="P1" draw:layer="layout" svg:width="29.209cm" svg:height="3.681cm" svg:x="2.328cm" svg:y="1.014cm" presentation:class="title" presentation:placeholder="true" presentation:user-transformed="true">
          <draw:text-box/>
        </draw:frame>
        <draw:frame draw:name="Google Shape;115;p6" draw:style-name="gr1" draw:text-style-name="P2" draw:layer="layout" svg:width="26.408cm" svg:height="15.166cm" svg:x="3.729cm" svg:y="2.968cm">
          <draw:image xlink:href="Pictures/1000000100000357000001EBAF076257.png" xlink:type="simple" xlink:show="embed" xlink:actuate="onLoad" draw:mime-type="image/png">
            <text:p/>
          </draw:image>
        </draw:frame>
        <presentation:notes draw:style-name="dp2">
          <draw:frame draw:name="Google Shape;111;p6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p6:notes" draw:style-name="gr2" draw:layer="layout" svg:width="12.7cm" svg:height="9.524cm" svg:x="3.176cm" svg:y="1.90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lay" svg:font-family="Pl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background" style:display-name="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EXT-backgroundobjects" style:display-name="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EXT-notes" style:display-name="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EXT-outline1" style:display-name="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EXT-outline1" style:display-name="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outline2" style:display-name="VERTICAL_TEXT-outline2" style:family="presentation" style:parent-style-name="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3" style:display-name="VERTICAL_TEXT-outline3" style:family="presentation" style:parent-style-name="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4" style:display-name="VERTICAL_TEXT-outline4" style:family="presentation" style:parent-style-name="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5" style:display-name="VERTICAL_TEXT-outline5" style:family="presentation" style:parent-style-name="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EXT-outline6" style:display-name="VERTICAL_TEXT-outline6" style:family="presentation" style:parent-style-name="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EXT-outline7" style:display-name="VERTICAL_TEXT-outline7" style:family="presentation" style:parent-style-name="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EXT-outline8" style:display-name="VERTICAL_TEXT-outline8" style:family="presentation" style:parent-style-name="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EXT-outline9" style:display-name="VERTICAL_TEXT-outline9" style:family="presentation" style:parent-style-name="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EXT-subtitle" style:display-name="VERTICAL_TEXT-subtitle" style:family="presentation">
      <style:graphic-properties draw:stroke="none" draw:fill="none" draw:textarea-vertical-align="middle">
        <text:list-style style:name="VERTICAL_5f_TEXT-subtitle" style:display-name="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EXT-title" style:display-name="VERTICAL_TEXT-title" style:family="presentation">
      <style:graphic-properties draw:stroke="none" draw:fill="none" draw:textarea-vertical-align="middle" style:writing-mode="lr-tb">
        <text:list-style style:name="VERTICAL_5f_TEXT-title" style:display-name="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background" style:display-name="VERTICAL_TITLE_AND_VERTICAL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CAL_5f_TITLE_5f_AND_5f_VERTICAL_5f_TEXT-backgroundobjects" style:display-name="VERTICAL_TITLE_AND_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ITLE_5f_AND_5f_VERTICAL_5f_TEXT-notes" style:display-name="VERTICAL_TITLE_AND_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1" style:display-name="VERTICAL_TITLE_AND_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ITLE_5f_AND_5f_VERTICAL_5f_TEXT-outline1" style:display-name="VERTICAL_TITLE_AND_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outline2" style:display-name="VERTICAL_TITLE_AND_VERTICAL_TEXT-outline2" style:family="presentation" style:parent-style-name="VERTICAL_5f_TITLE_5f_AND_5f_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3" style:display-name="VERTICAL_TITLE_AND_VERTICAL_TEXT-outline3" style:family="presentation" style:parent-style-name="VERTICAL_5f_TITLE_5f_AND_5f_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4" style:display-name="VERTICAL_TITLE_AND_VERTICAL_TEXT-outline4" style:family="presentation" style:parent-style-name="VERTICAL_5f_TITLE_5f_AND_5f_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ITLE_5f_AND_5f_VERTICAL_5f_TEXT-outline5" style:display-name="VERTICAL_TITLE_AND_VERTICAL_TEXT-outline5" style:family="presentation" style:parent-style-name="VERTICAL_5f_TITLE_5f_AND_5f_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6" style:display-name="VERTICAL_TITLE_AND_VERTICAL_TEXT-outline6" style:family="presentation" style:parent-style-name="VERTICAL_5f_TITLE_5f_AND_5f_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7" style:display-name="VERTICAL_TITLE_AND_VERTICAL_TEXT-outline7" style:family="presentation" style:parent-style-name="VERTICAL_5f_TITLE_5f_AND_5f_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8" style:display-name="VERTICAL_TITLE_AND_VERTICAL_TEXT-outline8" style:family="presentation" style:parent-style-name="VERTICAL_5f_TITLE_5f_AND_5f_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outline9" style:display-name="VERTICAL_TITLE_AND_VERTICAL_TEXT-outline9" style:family="presentation" style:parent-style-name="VERTICAL_5f_TITLE_5f_AND_5f_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ITLE_5f_AND_5f_VERTICAL_5f_TEXT-subtitle" style:display-name="VERTICAL_TITLE_AND_VERTICAL_TEXT-subtitle" style:family="presentation">
      <style:graphic-properties draw:stroke="none" draw:fill="none" draw:textarea-vertical-align="middle">
        <text:list-style style:name="VERTICAL_5f_TITLE_5f_AND_5f_VERTICAL_5f_TEXT-subtitle" style:display-name="VERTICAL_TITLE_AND_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ITLE_5f_AND_5f_VERTICAL_5f_TEXT-title" style:display-name="VERTICAL_TITLE_AND_VERTICAL_TEXT-title" style:family="presentation">
      <style:graphic-properties draw:stroke="none" draw:fill="none" draw:textarea-vertical-align="middle" style:writing-mode="lr-tb">
        <text:list-style style:name="VERTICAL_5f_TITLE_5f_AND_5f_VERTICAL_5f_TEXT-title" style:display-name="VERTICAL_TITLE_AND_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 style:writing-mode="lr-tb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 style:writing-mode="lr-tb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 style:writing-mode="lr-tb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 style:writing-mode="lr-tb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 style:writing-mode="lr-tb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 style:writing-mode="lr-tb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ERTICAL_5f_TITLE_5f_AND_5f_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VERTICAL_5f_TITLE_5f_AND_5f_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VERTICAL_5f_TITLE_5f_AND_5f_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5f_OBJEC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WO_5f_OBJEC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WO_5f_OBJECTS_5f_WITH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WO_5f_OBJECTS_5f_WITH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OBJECT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OBJECT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PICTURE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PICTURE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757575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12;p8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3;p8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;p8" presentation:style-name="Mpr1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15;p8" presentation:style-name="Mpr1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16;p8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5f_TEXT" style:display-name="VERTICAL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69;p17" presentation:style-name="VERTICAL_5f_TEX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70;p17" presentation:style-name="VERTICAL_5f_TEXT-outline1" draw:layer="backgroundobjects" svg:width="12.086cm" svg:height="29.209cm" draw:transform="rotate (-1.5707963267949) translate (31.538cm 5.071cm)" presentation:class="outline" presentation:placeholder="true" presentation:user-transformed="true">
        <draw:text-box/>
      </draw:frame>
      <draw:frame draw:name="Google Shape;71;p17" presentation:style-name="Mpr4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72;p17" presentation:style-name="Mpr4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73;p17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VERTICAL_5f_TEXT-title" draw:layer="backgroundobjects" svg:width="0cm" svg:height="0cm" svg:x="0cm" svg:y="2.257cm" presentation:class="page"/>
        <draw:frame presentation:style-name="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5f_TITLE_5f_AND_5f_VERTICAL_5f_TEXT" style:display-name="VERTICAL_TITLE_AND_VERTICAL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75;p18" presentation:style-name="VERTICAL_5f_TITLE_5f_AND_5f_VERTICAL_5f_TEXT-title" draw:layer="backgroundobjects" svg:width="16.143cm" svg:height="7.302cm" draw:transform="rotate (-1.5707963267949) translate (31.538cm 1.014cm)" presentation:class="title" presentation:placeholder="true" presentation:user-transformed="true">
        <draw:text-box/>
      </draw:frame>
      <draw:frame draw:name="Google Shape;76;p18" presentation:style-name="VERTICAL_5f_TITLE_5f_AND_5f_VERTICAL_5f_TEXT-outline1" draw:layer="backgroundobjects" svg:width="16.143cm" svg:height="21.483cm" draw:transform="rotate (-1.5707963267949) translate (23.813cm 1.014cm)" presentation:class="outline" presentation:placeholder="true" presentation:user-transformed="true">
        <draw:text-box/>
      </draw:frame>
      <draw:frame draw:name="Google Shape;77;p18" presentation:style-name="Mpr7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78;p18" presentation:style-name="Mpr7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79;p18" presentation:style-name="Mpr7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VERTICAL_5f_TITLE_5f_AND_5f_VERTICAL_5f_TEXT-title" draw:layer="backgroundobjects" svg:width="0cm" svg:height="0cm" svg:x="0cm" svg:y="2.257cm" presentation:class="page"/>
        <draw:frame presentation:style-name="VERTICAL_5f_TITLE_5f_AND_5f_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18;p9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20;p9" presentation:style-name="Mpr10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21;p9" presentation:style-name="Mpr10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22;p9" presentation:style-name="Mpr10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0cm" svg:height="0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24;p10" presentation:style-name="SECTION_5f_HEADER-title" draw:layer="backgroundobjects" svg:width="29.209cm" svg:height="7.923cm" svg:x="2.311cm" svg:y="4.749cm" presentation:class="title" presentation:placeholder="true" presentation:user-transformed="true">
        <draw:text-box/>
      </draw:frame>
      <draw:frame draw:name="Google Shape;25;p10" presentation:style-name="SECTION_5f_HEADER-outline1" draw:layer="backgroundobjects" svg:width="29.209cm" svg:height="4.166cm" svg:x="2.311cm" svg:y="12.749cm" presentation:class="outline" presentation:placeholder="true" presentation:user-transformed="true">
        <draw:text-box/>
      </draw:frame>
      <draw:frame draw:name="Google Shape;26;p10" presentation:style-name="Mpr13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27;p10" presentation:style-name="Mpr13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28;p10" presentation:style-name="Mpr13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30;p11" presentation:style-name="TWO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31;p11" presentation:style-name="TWO_5f_OBJECTS-outline1" draw:layer="backgroundobjects" svg:width="14.392cm" svg:height="12.086cm" svg:x="2.328cm" svg:y="5.071cm" presentation:class="outline" presentation:placeholder="true" presentation:user-transformed="true">
        <draw:text-box/>
      </draw:frame>
      <draw:frame draw:name="Google Shape;32;p11" presentation:style-name="TWO_5f_OBJECTS-outline1" draw:layer="backgroundobjects" svg:width="14.392cm" svg:height="12.086cm" svg:x="17.145cm" svg:y="5.071cm" presentation:class="outline" presentation:placeholder="true" presentation:user-transformed="true">
        <draw:text-box/>
      </draw:frame>
      <draw:frame draw:name="Google Shape;33;p11" presentation:style-name="Mpr16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34;p11" presentation:style-name="Mpr16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35;p11" presentation:style-name="Mpr16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0cm" svg:height="0cm" svg:x="0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37;p12" presentation:style-name="TWO_5f_OBJECTS_5f_WITH_5f_TEXT-title" draw:layer="backgroundobjects" svg:width="29.209cm" svg:height="3.681cm" svg:x="2.333cm" svg:y="1.014cm" presentation:class="title" presentation:placeholder="true" presentation:user-transformed="true">
        <draw:text-box/>
      </draw:frame>
      <draw:frame draw:name="Google Shape;38;p12" presentation:style-name="TWO_5f_OBJECTS_5f_WITH_5f_TEXT-outline1" draw:layer="backgroundobjects" svg:width="14.326cm" svg:height="2.288cm" svg:x="2.333cm" svg:y="4.67cm" presentation:class="outline" presentation:placeholder="true" presentation:user-transformed="true">
        <draw:text-box/>
      </draw:frame>
      <draw:frame draw:name="Google Shape;39;p12" presentation:style-name="TWO_5f_OBJECTS_5f_WITH_5f_TEXT-outline1" draw:layer="backgroundobjects" svg:width="14.326cm" svg:height="10.234cm" svg:x="2.333cm" svg:y="6.959cm" presentation:class="outline" presentation:placeholder="true" presentation:user-transformed="true">
        <draw:text-box/>
      </draw:frame>
      <draw:frame draw:name="Google Shape;40;p12" presentation:style-name="TWO_5f_OBJECTS_5f_WITH_5f_TEXT-outline1" draw:layer="backgroundobjects" svg:width="14.397cm" svg:height="2.288cm" svg:x="17.145cm" svg:y="4.67cm" presentation:class="outline" presentation:placeholder="true" presentation:user-transformed="true">
        <draw:text-box/>
      </draw:frame>
      <draw:frame draw:name="Google Shape;41;p12" presentation:style-name="TWO_5f_OBJECTS_5f_WITH_5f_TEXT-outline1" draw:layer="backgroundobjects" svg:width="14.397cm" svg:height="10.234cm" svg:x="17.145cm" svg:y="6.959cm" presentation:class="outline" presentation:placeholder="true" presentation:user-transformed="true">
        <draw:text-box/>
      </draw:frame>
      <draw:frame draw:name="Google Shape;42;p12" presentation:style-name="Mpr19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43;p12" presentation:style-name="Mpr19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44;p12" presentation:style-name="Mpr19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WO_5f_OBJECTS_5f_WITH_5f_TEXT-title" draw:layer="backgroundobjects" svg:width="0cm" svg:height="0cm" svg:x="0cm" svg:y="2.257cm" presentation:class="page"/>
        <draw:frame presentation:style-name="TWO_5f_OBJECTS_5f_WITH_5f_TEX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46;p13" presentation:style-name="TITLE_5f_ONLY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47;p13" presentation:style-name="Mpr22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48;p13" presentation:style-name="Mpr22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49;p13" presentation:style-name="Mpr22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51;p14" presentation:style-name="Mpr25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52;p14" presentation:style-name="Mpr25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53;p14" presentation:style-name="Mpr25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55;p15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56;p15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57;p15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58;p15" presentation:style-name="Mpr28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59;p15" presentation:style-name="Mpr28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60;p15" presentation:style-name="Mpr28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0cm" svg:height="0cm" svg:x="0cm" svg:y="2.257cm" presentation:class="page"/>
        <draw:frame presentation:style-name="OBJECT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Google Shape;62;p16" presentation:style-name="PICTURE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63;p16" presentation:style-name="PICTURE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64;p16" presentation:style-name="PICTURE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65;p16" presentation:style-name="Mpr31" draw:text-style-name="MP5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Google Shape;66;p16" presentation:style-name="Mpr31" draw:text-style-name="MP5" draw:layer="backgroundobjects" svg:width="11.429cm" svg:height="1.013cm" svg:x="11.218cm" svg:y="17.657cm" presentation:class="footer" presentation:user-transformed="true">
        <draw:text-box>
          <text:p text:style-name="MP6"><presentation:footer/></text:p>
        </draw:text-box>
      </draw:frame>
      <draw:frame draw:name="Google Shape;67;p16" presentation:style-name="Mpr31" draw:text-style-name="MP5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0cm" svg:height="0cm" svg:x="0cm" svg:y="2.257cm" presentation:class="page"/>
        <draw:frame presentation:style-name="PICTURE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2:41:43</meta:creation-date>
    <meta:initial-creator>Vipul Sonawane</meta:initial-creator>
    <dc:date>2025-02-16T20:16:42.567981535</dc:date>
    <meta:editing-duration>PT40M35S</meta:editing-duration>
    <meta:editing-cycles>1</meta:editing-cycles>
    <meta:document-statistic meta:object-count="157"/>
    <meta:generator>LibreOffice/24.2.7.2$Linux_X86_64 LibreOffice_project/420$Build-2</meta:generator>
  </office:meta>
</office:document-meta>
</file>